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9" office:value-type="float" office:value="2014" calcext:value-type="float">
            <text:p>2014</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1-07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